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03ea1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03ea1" officeooo:paragraph-rsid="00103ea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103ea1" officeooo:paragraph-rsid="00103ea1" style:font-size-asian="12.25pt" style:font-size-complex="14pt"/>
    </style:style>
    <style:style style:name="P4" style:family="paragraph" style:parent-style-name="Standard" style:list-style-name="L6">
      <style:paragraph-properties fo:text-align="start" style:justify-single-word="false"/>
      <style:text-properties style:font-name="Times New Roman" fo:font-size="14pt" officeooo:rsid="00103ea1" officeooo:paragraph-rsid="00103ea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03ea1" officeooo:paragraph-rsid="0011b97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103ea1"/>
    </style:style>
    <style:style style:name="P7" style:family="paragraph" style:parent-style-name="Standard">
      <style:paragraph-properties fo:text-align="start" style:justify-single-word="false"/>
      <style:text-properties officeooo:paragraph-rsid="00103ea1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fo:font-size="16pt" officeooo:rsid="00103ea1" officeooo:paragraph-rsid="00103ea1" style:font-size-asian="14pt" style:font-size-complex="16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b972" style:font-size-asian="12pt" style:font-size-complex="12pt"/>
    </style:style>
    <style:style style:name="T4" style:family="text">
      <style:text-properties fo:font-size="12pt" officeooo:rsid="00103ea1" style:font-size-asian="12pt" style:font-size-complex="12pt"/>
    </style:style>
    <style:style style:name="T5" style:family="text">
      <style:text-properties officeooo:rsid="0011b972"/>
    </style:style>
    <style:style style:name="T6" style:family="text">
      <style:text-properties fo:font-variant="normal" fo:text-transform="none" fo:color="#212529" style:font-name="Roboto" fo:letter-spacing="normal" fo:font-style="normal" fo:font-weight="bold"/>
    </style:style>
    <style:style style:name="T7" style:family="text">
      <style:text-properties fo:font-variant="normal" fo:text-transform="none" fo:color="#212529" style:font-name="Roboto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12529" style:font-name="Roboto" fo:font-size="12pt" fo:letter-spacing="normal" fo:font-style="normal" fo:font-weight="normal" officeooo:rsid="0011b972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12529" style:font-name="Times New Roman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12529" style:font-name="Times New Roman" fo:font-size="14pt" fo:letter-spacing="normal" fo:font-style="normal" fo:font-weight="normal" officeooo:rsid="0011b97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12529" style:font-name="Times New Roman" fo:font-size="11pt" fo:letter-spacing="normal" fo:font-style="normal" fo:font-weight="normal" officeooo:rsid="0011b972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12529" style:font-name="Times New Roman" fo:font-size="12pt" fo:letter-spacing="normal" fo:font-style="normal" fo:font-weight="normal" officeooo:rsid="0011b972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12529" fo:font-size="12pt" fo:letter-spacing="normal" fo:font-style="normal" fo:font-weight="normal" officeooo:rsid="0011b97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font-name="Roboto" fo:font-size="12pt" fo:letter-spacing="normal" fo:font-style="normal" style:text-underline-style="none" fo:font-weight="bold" officeooo:rsid="0011b972" style:text-blinking="false" fo:background-color="transparent" loext:char-shading-value="0" style:font-size-asian="12pt" style:font-size-complex="12pt"/>
    </style:style>
    <style:style style:name="T16" style:family="text">
      <style:text-properties style:font-name="Times New Roman" fo:font-size="14pt" officeooo:rsid="00103ea1" style:font-size-asian="12.25pt" style:font-size-complex="14pt"/>
    </style:style>
    <style:style style:name="T17" style:family="text">
      <style:text-properties style:font-name="Times New Roman" fo:font-size="12pt" officeooo:rsid="00103ea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bscription Generator</text:p>
      <text:p text:style-name="P8">Introdução</text:p>
      <text:p text:style-name="P2"><text:tab/>Trata-se de um sistema no qual gera assinaturas para e-mails tendo um modelo como base.</text:p>
      <text:p text:style-name="P2"><text:tab/>Este sistema conta com um banco de dados, no qual armazenará os funcionários da empresa, classes de modelagem de imagem, PDO com acesso ao banco de dados.</text:p>
      <text:p text:style-name="P2"><text:tab/>O sistema foi inteiramente escrito em PHP e JavaScript, tendo o uso de algumas bibliotecas de ambas linguagens de programação. </text:p>
      <text:p text:style-name="P2"/>
      <text:p text:style-name="P8">Utilitários do sistema</text:p>
      <text:p text:style-name="P3">Linguagens:</text:p>
      <text:list xml:id="list715813897" text:style-name="L6">
        <text:list-item>
          <text:p text:style-name="P4">PHP</text:p>
        </text:list-item>
        <text:list-item>
          <text:p text:style-name="P4">JavaScript</text:p>
        </text:list-item>
      </text:list>
      <text:p text:style-name="P3"/>
      <text:p text:style-name="P5">Banco de Dados:</text:p>
      <text:p text:style-name="P5"><text:tab/>Mysql – <text:span text:style-name="T5">versão 14.14 </text:span></text:p>
      <text:p text:style-name="P3"/>
      <text:p text:style-name="P3">Bibliotecas:</text:p>
      <text:p text:style-name="P3"><text:tab/>Classe para manipulação de imagens:</text:p>
      <text:p text:style-name="P3"><text:tab/><text:tab/><text:span text:style-name="T1">Linguagem: PHP</text:span></text:p>
      <text:p text:style-name="P3"><text:span text:style-name="T1"><text:tab/><text:tab/>Autor: Davi Ferreira</text:span></text:p>
      <text:p text:style-name="P3"><text:span text:style-name="T1"><text:tab/><text:tab/>Versão: 1.0</text:span></text:p>
      <text:p text:style-name="P3"><text:span text:style-name="T1"><text:tab/></text:span>JQuery:</text:p>
      <text:p text:style-name="P3"><text:tab/><text:tab/><text:span text:style-name="T2">Linguagem: JavaScript</text:span></text:p>
      <text:p text:style-name="P6"><text:span text:style-name="T4"><text:tab/><text:tab/>Autor:<text:tab/></text:span><text:span text:style-name="T2">jquery.com</text:span></text:p>
      <text:p text:style-name="P3"><text:span text:style-name="T2"><text:tab/><text:tab/>Versão: </text:span><text:span text:style-name="T3">3.4.0</text:span></text:p>
      <text:p text:style-name="P7"><text:span text:style-name="T16"><text:tab/></text:span><text:span text:style-name="Strong_20_Emphasis"><text:span text:style-name="T10">Material Design:</text:span></text:span></text:p>
      <text:p text:style-name="P7"><text:span text:style-name="Strong_20_Emphasis"><text:span text:style-name="T10"><text:tab/><text:tab/></text:span></text:span><text:span text:style-name="Strong_20_Emphasis"><text:span text:style-name="T13">Linguagem: JavaScript, Css</text:span></text:span></text:p>
      <text:p text:style-name="P7"><text:span text:style-name="Strong_20_Emphasis"><text:span text:style-name="T13"><text:tab/><text:tab/>Autor: mdbootstrap.com</text:span></text:span></text:p>
      <text:p text:style-name="P7"><text:span text:style-name="Strong_20_Emphasis"><text:span text:style-name="T13"><text:tab/><text:tab/>Versão: MDB FREE 4.8.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5:40:26.435000000</meta:creation-date>
    <dc:date>2020-01-08T17:36:16.577000000</dc:date>
    <meta:editing-duration>PT1H35M8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3" meta:paragraph-count="24" meta:word-count="110" meta:character-count="745" meta:non-whitespace-character-count="633"/>
  </office:meta>
</office:document-meta>
</file>